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B0000011B5850182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fill-color="#a2f6a4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0cm"/>
    </style:style>
    <style:style style:name="gr4" style:family="graphic" style:parent-style-name="standard">
      <style:graphic-properties draw:fill="none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draw:marker-start-width="0.381cm" draw:marker-end="Arrow" draw:marker-end-width="0.381cm" draw:fill="solid" draw:fill-color="#a2f6a4" draw:fill-image-width="0cm" draw:fill-image-height="0cm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8pt" style:text-underline-style="solid" style:text-underline-width="auto" style:text-underline-color="font-color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size="18pt" style:text-underline-style="none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color="#00ae00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18pt" style:text-underline-style="none" style:font-size-asian="18pt" style:font-size-complex="18pt"/>
    </style:style>
    <style:style style:name="T3" style:family="text">
      <style:text-properties fo:color="#00ae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cm" svg:y1="6.75cm" svg:x2="16.78cm" svg:y2="6.75cm">
          <text:p text:style-name="P5"/>
        </draw:line>
        <draw:line draw:style-name="gr1" draw:text-style-name="P1" draw:layer="layout" svg:x1="1.095cm" svg:y1="11.765cm" svg:x2="16.875cm" svg:y2="11.765cm">
          <text:p text:style-name="P5"/>
        </draw:line>
        <draw:line draw:style-name="gr1" draw:text-style-name="P1" draw:layer="layout" svg:x1="1cm" svg:y1="14.975cm" svg:x2="16.78cm" svg:y2="14.975cm">
          <text:p text:style-name="P5"/>
        </draw:line>
        <draw:custom-shape draw:style-name="gr2" draw:text-style-name="P3" draw:id="id2" draw:layer="layout" svg:width="1.905cm" svg:height="0.915cm" svg:x="2.621cm" svg:y="8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0.915cm" svg:x="4.526cm" svg:y="8cm">
          <text:p text:style-name="P2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686cm" svg:height="1.331cm" svg:x="1.986cm" svg:y="7.149cm">
          <draw:text-box>
            <text:p text:style-name="P5">Product</text:p>
          </draw:text-box>
        </draw:frame>
        <draw:custom-shape draw:style-name="gr2" draw:text-style-name="P3" draw:id="id4" draw:layer="layout" svg:width="2.54cm" svg:height="0.915cm" svg:x="11.316cm" svg:y="8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0.915cm" svg:x="13.856cm" svg:y="8cm">
          <text:p text:style-name="P2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072cm" svg:height="1.331cm" svg:x="10.699cm" svg:y="7.132cm">
          <draw:text-box>
            <text:p text:style-name="P5">Category</text:p>
          </draw:text-box>
        </draw:frame>
        <draw:custom-shape draw:style-name="gr4" draw:text-style-name="P3" draw:id="id1" draw:layer="layout" svg:width="3.175cm" svg:height="1.115cm" svg:x="5.701cm" svg:y="10.045cm">
          <text:p text:style-name="P2"><text:span text:style-name="T1">Produc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3" draw:layer="layout" svg:width="3.175cm" svg:height="1.115cm" svg:x="8.876cm" svg:y="10.045cm">
          <text:p text:style-name="P2"><text:span text:style-name="T1">Category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788cm" svg:height="1.331cm" svg:x="4.461cm" svg:y="9.194cm">
          <draw:text-box>
            <text:p text:style-name="P5">Belongs</text:p>
          </draw:text-box>
        </draw:frame>
        <draw:connector draw:style-name="gr5" draw:text-style-name="P1" draw:layer="layout" svg:x1="5.701cm" svg:y1="10.602cm" svg:x2="3.573cm" svg:y2="8.915cm" draw:start-shape="id1" draw:start-glue-point="3" draw:end-shape="id2" draw:end-glue-point="2">
          <text:p text:style-name="P5"/>
        </draw:connector>
        <draw:connector draw:style-name="gr5" draw:text-style-name="P1" draw:layer="layout" svg:x1="12.051cm" svg:y1="10.602cm" svg:x2="12.586cm" svg:y2="8.915cm" draw:start-shape="id3" draw:start-glue-point="1" draw:end-shape="id4" draw:end-glue-point="2">
          <text:p text:style-name="P5"/>
        </draw:connector>
        <draw:custom-shape draw:style-name="gr2" draw:text-style-name="P4" draw:layer="layout" svg:width="2.54cm" svg:height="0.915cm" svg:x="7.066cm" svg:y="8cm">
          <text:p text:style-name="P2"><text:span text:style-name="T2">Price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256cm" svg:height="1.225cm" svg:x="1cm" svg:y="8.96cm">
          <draw:text-box>
            <text:p text:style-name="P5"><text:span text:style-name="T3">a)</text:span></text:p>
          </draw:text-box>
        </draw:frame>
        <draw:custom-shape draw:style-name="gr2" draw:text-style-name="P3" draw:layer="layout" svg:width="1.059cm" svg:height="0.714cm" svg:x="2.267cm" svg:y="13.43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05cm" svg:height="0.714cm" svg:x="3.326cm" svg:y="13.43cm">
          <text:p text:style-name="P2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686cm" svg:height="1.331cm" svg:x="1.386cm" svg:y="12.447cm">
          <draw:text-box>
            <text:p text:style-name="P5">Product</text:p>
          </draw:text-box>
        </draw:frame>
        <draw:custom-shape draw:style-name="gr2" draw:text-style-name="P3" draw:id="id6" draw:layer="layout" svg:width="1.381cm" svg:height="0.714cm" svg:x="12.275cm" svg:y="13.43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87cm" svg:height="0.714cm" svg:x="13.656cm" svg:y="13.43cm">
          <text:p text:style-name="P2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072cm" svg:height="0.984cm" svg:x="10.499cm" svg:y="12.43cm">
          <draw:text-box>
            <text:p text:style-name="P5">Category</text:p>
          </draw:text-box>
        </draw:frame>
        <draw:connector draw:style-name="gr5" draw:text-style-name="P1" draw:layer="layout" svg:x1="9.662cm" svg:y1="13.787cm" svg:x2="12.275cm" svg:y2="13.787cm" draw:start-shape="id5" draw:start-glue-point="1" draw:end-shape="id6" draw:end-glue-point="3">
          <text:p text:style-name="P5"/>
        </draw:connector>
        <draw:custom-shape draw:style-name="gr2" draw:text-style-name="P4" draw:layer="layout" svg:width="1.675cm" svg:height="0.714cm" svg:x="5.131cm" svg:y="13.43cm">
          <text:p text:style-name="P2"><text:span text:style-name="T2">Pr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302cm" svg:height="1.225cm" svg:x="1cm" svg:y="12.988cm">
          <draw:text-box>
            <text:p text:style-name="P5"><text:span text:style-name="T3">b)</text:span></text:p>
          </draw:text-box>
        </draw:frame>
        <draw:custom-shape draw:style-name="gr2" draw:text-style-name="P4" draw:id="id5" draw:layer="layout" svg:width="2.856cm" svg:height="0.714cm" svg:x="6.806cm" svg:y="13.43cm">
          <text:p text:style-name="P2"><text:span text:style-name="T2">Categ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8" draw:layer="layout" svg:width="1.37cm" svg:height="0.915cm" svg:x="2.301cm" svg:y="16.473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175cm" svg:height="0.915cm" svg:x="3.671cm" svg:y="16.473cm">
          <text:p text:style-name="P2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686cm" svg:height="1.331cm" svg:x="1.731cm" svg:y="15.622cm">
          <draw:text-box>
            <text:p text:style-name="P5">Product</text:p>
          </draw:text-box>
        </draw:frame>
        <draw:custom-shape draw:style-name="gr2" draw:text-style-name="P3" draw:layer="layout" svg:width="1.705cm" svg:height="0.915cm" svg:x="9.496cm" svg:y="16.473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499cm" svg:height="0.915cm" svg:x="11.201cm" svg:y="16.473cm">
          <text:p text:style-name="P2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072cm" svg:height="0.984cm" svg:x="8.544cm" svg:y="15.605cm">
          <draw:text-box>
            <text:p text:style-name="P5">Category</text:p>
          </draw:text-box>
        </draw:frame>
        <draw:connector draw:style-name="gr5" draw:text-style-name="P1" draw:layer="layout" draw:line-skew="0.553cm" svg:x1="14.97cm" svg:y1="17.387cm" svg:x2="2.986cm" svg:y2="17.388cm" draw:start-shape="id7" draw:start-glue-point="2" draw:end-shape="id8" draw:end-glue-point="2">
          <text:p text:style-name="P5"/>
        </draw:connector>
        <draw:custom-shape draw:style-name="gr2" draw:text-style-name="P4" draw:layer="layout" svg:width="1.905cm" svg:height="0.915cm" svg:x="5.846cm" svg:y="16.473cm">
          <text:p text:style-name="P2"><text:span text:style-name="T2">Pr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256cm" svg:height="1.225cm" svg:x="1.045cm" svg:y="16.163cm">
          <draw:text-box>
            <text:p text:style-name="P5"><text:span text:style-name="T3">c)</text:span></text:p>
          </draw:text-box>
        </draw:frame>
        <draw:custom-shape draw:style-name="gr2" draw:text-style-name="P4" draw:id="id7" draw:layer="layout" svg:width="2.54cm" svg:height="0.915cm" svg:x="13.7cm" svg:y="16.472cm">
          <text:p text:style-name="P2"><text:span text:style-name="T2">Product</text:span>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15.779cm" svg:height="4.837cm" svg:x="1.001cm" svg:y="1cm">
          <draw:image xlink:href="Pictures/100000000000039B0000011B58501824.png" xlink:type="simple" xlink:show="embed" xlink:actuate="onLoad">
            <text:p text:style-name="P5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22.8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initial-creator>Orlando Karam</meta:initial-creator>
    <meta:creation-date>2010-02-12T11:34:19</meta:creation-date>
    <dc:date>2010-02-12T13:57:35</dc:date>
    <dc:language>en-US</dc:language>
    <meta:editing-cycles>5</meta:editing-cycles>
    <meta:editing-duration>PT44M22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